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5E0000005ED5F5C24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Roses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3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layer="layout" svg:width="4.2cm" svg:height="4.2cm" svg:x="7.9cm" svg:y="1.7cm">
          <text:p/>
          <draw:enhanced-geometry svg:viewBox="0 0 11200 11200" draw:text-areas="1200 2200 10000 9000" draw:glue-points="5600 0 0 5600 5600 11200 11200 5600" draw:type="heart" draw:modifiers="1000 1000" draw:enhanced-path="M 5606 11198 C ?f0 ?f2 ?f4 ?f8 ?f4 ?f6 ?f4 ?f7 2606 -1156 5606 ?f3 8606 -1156 ?f5 ?f7 ?f5 ?f6 ?f5 ?f8 ?f1 ?f2 5606 11198 Z">
            <draw:equation draw:name="f0" draw:formula="3961-$0/2"/>
            <draw:equation draw:name="f1" draw:formula="7247+$0/2"/>
            <draw:equation draw:name="f2" draw:formula="8987-$1"/>
            <draw:equation draw:name="f3" draw:formula="1498+$1/2"/>
            <draw:equation draw:name="f4" draw:formula="400"/>
            <draw:equation draw:name="f5" draw:formula="10800"/>
            <draw:equation draw:name="f6" draw:formula="4200-$1/4"/>
            <draw:equation draw:name="f7" draw:formula="?f6-3200+$0/4"/>
            <draw:equation draw:name="f8" draw:formula="?f6+3200-$0/4"/>
            <draw:handle draw:handle-position="$0 $1" draw:handle-range-x-minimum="0" draw:handle-range-x-maximum="5600" draw:handle-range-y-minimum="0" draw:handle-range-y-maximum="5600"/>
          </draw:enhanced-geometry>
        </draw:custom-shape>
        <draw:frame draw:style-name="gr2" draw:text-style-name="P1" draw:layer="layout" svg:width="6.56cm" svg:height="7.301cm" svg:x="7.3cm" svg:y="7.1cm">
          <draw:text-box>
            <text:p text:style-name="P1">お母さん</text:p>
            <text:p text:style-name="P1"/>
            <text:p text:style-name="P1">お誕生日</text:p>
            <text:p text:style-name="P1"/>
            <text:p text:style-name="P1">おめでとう</text:p>
          </draw:text-box>
        </draw:frame>
        <draw:custom-shape draw:style-name="gr3" draw:text-style-name="P2" draw:layer="layout" svg:width="5cm" svg:height="5.1cm" svg:x="8cm" svg:y="15cm">
          <text:p text:style-name="P2">4月４日</text:p>
          <text:p text:style-name="P2">３２歳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oses" xlink:href="Pictures/100000000000005E0000005ED5F5C24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4T20:03:57.89</meta:creation-date>
    <dc:date>2016-04-04T20:29:34.05</dc:date>
    <meta:editing-duration>PT9M36S</meta:editing-duration>
    <meta:editing-cycles>1</meta:editing-cycles>
    <meta:document-statistic meta:object-count="3"/>
    <meta:generator>LibreOffice/3.4$Win32 LibreOffice_project/340m1$Build-203</meta:generator>
  </office:meta>
</office:document-meta>
</file>